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База данных u1729743_base_1</text:h>
      <text:h text:outline-level="2" text:style-name="Heading_2" text:is-list-header="true">Структура таблицы user</text:h>
      <table:table table:name="user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text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text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user</text:h>
      <table:table table:name="use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@a.com</text:p>
          </table:table-cell>
          <table:table-cell office:value-type="string">
            <text:p>aa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fzsbv </text:p>
          </table:table-cell>
          <table:table-cell office:value-type="string">
            <text:p>dzb 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2-10-08T23:58:48</meta:creation-date>
  </office:meta>
</office:document-meta>
</file>